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officeooo:rsid="000a5606" officeooo:paragraph-rsid="000a5606" style:font-size-asian="14pt" style:font-size-complex="14pt"/>
    </style:style>
    <style:style style:name="P2" style:family="paragraph" style:parent-style-name="Standard">
      <style:text-properties fo:font-size="14pt" style:text-underline-style="solid" style:text-underline-width="auto" style:text-underline-color="font-color" officeooo:rsid="000a7449" officeooo:paragraph-rsid="000a7449" style:font-size-asian="12.25pt" style:font-size-complex="14pt"/>
    </style:style>
    <style:style style:name="P3" style:family="paragraph" style:parent-style-name="Standard">
      <style:text-properties fo:font-size="18pt" style:text-underline-style="solid" style:text-underline-width="auto" style:text-underline-color="font-color" officeooo:rsid="000a5606" officeooo:paragraph-rsid="000a5606" style:font-size-asian="18pt" style:font-size-complex="18pt"/>
    </style:style>
    <style:style style:name="P4" style:family="paragraph" style:parent-style-name="Standard">
      <style:text-properties fo:font-size="18pt" style:text-underline-style="solid" style:text-underline-width="auto" style:text-underline-color="font-color" fo:font-weight="bold" officeooo:rsid="000a5606" officeooo:paragraph-rsid="000a5606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2pt" style:text-underline-style="solid" style:text-underline-width="auto" style:text-underline-color="font-color" officeooo:rsid="000a5606" officeooo:paragraph-rsid="000a5606" style:font-size-asian="10.5pt" style:font-size-complex="12pt"/>
    </style:style>
    <style:style style:name="P6" style:family="paragraph" style:parent-style-name="Standard">
      <style:text-properties fo:font-size="12pt" style:text-underline-style="none" officeooo:rsid="000a5606" officeooo:paragraph-rsid="000a5606" style:font-size-asian="10.5pt" style:font-size-complex="12pt"/>
    </style:style>
    <style:style style:name="P7" style:family="paragraph" style:parent-style-name="Standard" style:list-style-name="L1">
      <style:text-properties fo:font-size="12pt" style:text-underline-style="none" officeooo:rsid="000a5606" officeooo:paragraph-rsid="000a5606" style:font-size-asian="10.5pt" style:font-size-complex="12pt"/>
    </style:style>
    <style:style style:name="P8" style:family="paragraph" style:parent-style-name="Standard" style:list-style-name="L1">
      <style:text-properties fo:font-size="12pt" style:text-underline-style="none" officeooo:rsid="000a5606" officeooo:paragraph-rsid="000bb801" style:font-size-asian="10.5pt" style:font-size-complex="12pt"/>
    </style:style>
    <style:style style:name="P9" style:family="paragraph" style:parent-style-name="Standard" style:list-style-name="L3">
      <style:text-properties fo:font-size="12pt" style:text-underline-style="none" officeooo:rsid="000a7449" officeooo:paragraph-rsid="000a7449" style:font-size-asian="12pt" style:font-size-complex="12pt"/>
    </style:style>
    <style:style style:name="P10" style:family="paragraph" style:parent-style-name="Standard">
      <style:text-properties style:font-name="Liberation Serif" fo:font-size="14pt" style:text-underline-style="solid" style:text-underline-width="auto" style:text-underline-color="font-color" officeooo:rsid="000a5606" officeooo:paragraph-rsid="000a5606" style:font-size-asian="14pt" style:font-size-complex="14pt"/>
    </style:style>
    <style:style style:name="P11" style:family="paragraph" style:parent-style-name="Standard">
      <style:text-properties style:font-name="Liberation Serif" fo:font-size="14pt" style:text-underline-style="solid" style:text-underline-width="auto" style:text-underline-color="font-color" officeooo:rsid="000a7449" officeooo:paragraph-rsid="000a7449" style:font-size-asian="14pt" style:font-size-complex="14pt"/>
    </style:style>
    <style:style style:name="P12" style:family="paragraph" style:parent-style-name="Standard" style:list-style-name="L2">
      <style:text-properties style:font-name="Liberation Serif" fo:font-size="12pt" style:text-underline-style="none" officeooo:rsid="000a5606" officeooo:paragraph-rsid="000a5606" style:font-size-asian="10.5pt" style:font-size-complex="12pt"/>
    </style:style>
    <style:style style:name="P13" style:family="paragraph" style:parent-style-name="Standard">
      <style:text-properties style:font-name="Liberation Serif" fo:font-size="12pt" style:text-underline-style="none" officeooo:rsid="000a5606" officeooo:paragraph-rsid="000a5606" style:font-size-asian="10.5pt" style:font-size-complex="12pt"/>
    </style:style>
    <style:style style:name="P14" style:family="paragraph" style:parent-style-name="Standard">
      <style:text-properties style:font-name="Liberation Serif" fo:font-size="12pt" style:text-underline-style="none" officeooo:rsid="000a7449" officeooo:paragraph-rsid="000a7449" style:font-size-asian="10.5pt" style:font-size-complex="12pt"/>
    </style:style>
    <style:style style:name="P15" style:family="paragraph" style:parent-style-name="Standard" style:list-style-name="L4">
      <style:text-properties style:font-name="Liberation Serif" fo:font-size="12pt" style:text-underline-style="none" officeooo:rsid="000a7449" officeooo:paragraph-rsid="000a7449" style:font-size-asian="10.5pt" style:font-size-complex="12pt"/>
    </style:style>
    <style:style style:name="P16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0a7449" officeooo:paragraph-rsid="000a7449" style:font-size-asian="12pt" style:font-size-complex="12pt"/>
    </style:style>
    <style:style style:name="T1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2" style:family="text">
      <style:text-properties fo:font-variant="normal" fo:text-transform="none" fo:color="#000000" style:font-name="arial" fo:letter-spacing="normal" fo:font-style="normal" fo:font-weight="normal" officeooo:rsid="000bb801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 officeooo:rsid="000a7449"/>
    </style:style>
    <style:style style:name="T5" style:family="text">
      <style:text-properties fo:font-variant="normal" fo:text-transform="none" fo:color="#000000" style:font-name="Liberation Serif" fo:letter-spacing="normal" fo:font-style="normal" fo:font-weight="normal" officeooo:rsid="000bb801"/>
    </style:style>
    <style:style style:name="T6" style:family="text">
      <style:text-properties officeooo:rsid="000a7449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0bb801"/>
    </style:style>
    <style:style style:name="T9" style:family="text">
      <style:text-properties officeooo:rsid="000d821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6">Enumeración</text:span> e identificación de requisitos</text:p>
      <text:p text:style-name="P3"/>
      <text:p text:style-name="P2">Partes interesadas:</text:p>
      <text:p text:style-name="P2"/>
      <text:list xml:id="list8027273393230708592" text:style-name="L3">
        <text:list-item>
          <text:p text:style-name="P9">Dentista.</text:p>
        </text:list-item>
        <text:list-item>
          <text:p text:style-name="P9">Pacientes.</text:p>
        </text:list-item>
        <text:list-item>
          <text:p text:style-name="P9">Administrativo/a (sera el actor principal).</text:p>
          <text:p text:style-name="P9"/>
        </text:list-item>
      </text:list>
      <text:p text:style-name="P1">Requisitos funcionales:</text:p>
      <text:p text:style-name="P5"/>
      <text:list xml:id="list5863634848374008659" text:style-name="L1">
        <text:list-item>
          <text:p text:style-name="P7">Una agenda como la del teléfono inteligente.</text:p>
        </text:list-item>
        <text:list-item>
          <text:p text:style-name="P7">Buscar. <text:span text:style-name="T8">(Historia de usuario 1)</text:span></text:p>
        </text:list-item>
        <text:list-item>
          <text:p text:style-name="P8">Ordenación. <text:span text:style-name="T8">(Historia de usuario 7)</text:span></text:p>
        </text:list-item>
        <text:list-item>
          <text:p text:style-name="P8">Ins<text:span text:style-name="T6">er</text:span>tar. <text:span text:style-name="T8">(Historia de usuario 2)</text:span></text:p>
        </text:list-item>
        <text:list-item>
          <text:p text:style-name="P8">Modificar. <text:span text:style-name="T8">(Historia de usuario 3)</text:span></text:p>
        </text:list-item>
        <text:list-item>
          <text:p text:style-name="P8">Borrar. <text:span text:style-name="T8">(Historia de usuario 4)</text:span></text:p>
        </text:list-item>
        <text:list-item>
          <text:p text:style-name="P7">Sin login para acceder <text:span text:style-name="T1">(no es un requisito).</text:span></text:p>
        </text:list-item>
        <text:list-item>
          <text:p text:style-name="P8"><text:span text:style-name="T1">Copias de seguridad manuales a un fichero local. </text:span><text:span text:style-name="T5">(Historia de usuario 5,6)</text:span></text:p>
        </text:list-item>
        <text:list-item>
          <text:p text:style-name="P8"><text:span text:style-name="T1">Interfaz de texto por consola. </text:span><text:span text:style-name="T5">(Historia de usuario 8)</text:span></text:p>
        </text:list-item>
        <text:list-item>
          <text:p text:style-name="P8"><text:span text:style-name="T1">Imprimir la agenda de forma bonita en texto plano o HTML opcionalmente. </text:span><text:span text:style-name="T5">(Historia de usuario 9)</text:span></text:p>
        </text:list-item>
      </text:list>
      <text:p text:style-name="P6"/>
      <text:p text:style-name="P10"><text:span text:style-name="T3">Requisitos no funcionales:</text:span></text:p>
      <text:p text:style-name="P10"/>
      <text:list xml:id="list4476615307837320425" text:style-name="L2">
        <text:list-item>
          <text:p text:style-name="P12"><text:span text:style-name="T3">Escrito en C++</text:span></text:p>
        </text:list-item>
        <text:list-item>
          <text:p text:style-name="P12"><text:span text:style-name="T3">Se ejecuta en un </text:span><text:span text:style-name="T4">ordenador</text:span><text:span text:style-name="T3"> Linux.</text:span></text:p>
        </text:list-item>
        <text:list-item>
          <text:p text:style-name="P12"><text:span text:style-name="T3">Nivel de seguridad 0.</text:span></text:p>
        </text:list-item>
        <text:list-item>
          <text:p text:style-name="P12"><text:span text:style-name="T3">Integridad de datos:copias de seguridad manuales.</text:span></text:p>
        </text:list-item>
        <text:list-item>
          <text:p text:style-name="P12"><text:span text:style-name="T3">Volumen de datos 200 entradas.</text:span></text:p>
        </text:list-item>
        <text:list-item>
          <text:p text:style-name="P12"><text:span text:style-name="T3">El almacenamiento es texto plano/binario.</text:span></text:p>
        </text:list-item>
      </text:list>
      <text:p text:style-name="P13"/>
      <text:p text:style-name="P11"><text:span text:style-name="T3">Datos:</text:span></text:p>
      <text:p text:style-name="P11"><text:span text:style-name="T3"/></text:p>
      <text:list xml:id="list8480588722598010824" text:style-name="L4">
        <text:list-item>
          <text:p text:style-name="P15"><text:span text:style-name="T3">Almacenar información del paciente: DNI, nombre y apellidos, teléfonos, correos electrónicos, dirección(es) postales, anotaciones, favorito, mas usados y redes sociales(nombre + URL o usuario).</text:span></text:p>
        </text:list-item>
      </text:list>
      <text:p text:style-name="P14"/>
      <text:p text:style-name="P11"><text:span text:style-name="T3">Prioridades:</text:span></text:p>
      <text:p text:style-name="P14"/>
      <text:p text:style-name="P16"><text:span text:style-name="T9">Al </text:span>cliente <text:span text:style-name="T9">le</text:span> interesa que funcione <text:span text:style-name="T9">sobre todo</text:span> la funcionalidad de búsqueda por apellido, para sustituir <text:span text:style-name="T9">su </text:span>agenda de papel. </text:p>
      <text:p text:style-name="P14"/>
      <text:p text:style-name="P1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lu </meta:initial-creator>
    <meta:creation-date>2014-11-16T17:55:27.401775368</meta:creation-date>
    <dc:date>2014-11-16T18:43:36.258642367</dc:date>
    <dc:creator>Joselu </dc:creator>
    <meta:editing-duration>PT17M45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28" meta:word-count="192" meta:character-count="1192" meta:non-whitespace-character-count="1047"/>
  </office:meta>
</office:document-meta>
</file>